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F40000006D26D4206C66DD160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0fa9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041cm" svg:y="1.727cm" svg:width="12.92cm" svg:height="5.77cm" draw:z-index="0"><draw:image xlink:href="Pictures/10000000000000F40000006D26D4206C66DD160A.jpg" xlink:type="simple" xlink:show="embed" xlink:actuate="onLoad" draw:mime-type="image/jpeg"/></draw:frame><text:tab/><text:tab/><text:tab/><text:tab/><text:tab/><text:tab/> <text:span text:style-name="T1">MCD Tach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04T23:24:11.991135321</meta:creation-date>
    <dc:date>2022-01-04T23:26:30.344754456</dc:date>
    <meta:editing-duration>PT2M19S</meta:editing-duration>
    <meta:editing-cycles>1</meta:editing-cycles>
    <meta:document-statistic meta:table-count="0" meta:image-count="1" meta:object-count="0" meta:page-count="1" meta:paragraph-count="1" meta:word-count="2" meta:character-count="17" meta:non-whitespace-character-count="9"/>
    <meta:generator>LibreOffice/7.2.0.4$MacOSX_X86_64 LibreOffice_project/9a9c6381e3f7a62afc1329bd359cc48accb6435b</meta:generator>
  </office:meta>
</office:document-meta>
</file>